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Keyboard Input Paragraph</text:h>
      <text:p text:style-name="Standard">To add a filename parameter to the DIR command, you can type the following text.</text:p>
      <text:p text:style-name="_5b_DAISY_5d__20_Keyboard_20_Input">DIR C: MYFILE.TXT</text:p>
      <text:p text:style-name="Standard">In symbolic notation, MYFILE.TXT would be shown as filename.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Keyboard_20_Input" style:display-name="[DAISY] Keyboard Input" style:family="paragraph" style:parent-style-name="Standard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6:55:51</meta:creation-date>
    <meta:document-statistic meta:table-count="0" meta:image-count="0" meta:object-count="0" meta:page-count="1" meta:paragraph-count="4" meta:word-count="31" meta:character-count="191"/>
    <dc:date>2009-06-24T16:58:44</dc:date>
    <dc:creator>Vincent Spiewak</dc:creator>
    <meta:editing-duration>PT00H00M58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